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11.57mm" fo:break-before="auto" style:use-optimal-row-height="false"/>
    </style:style>
    <style:style style:name="ro4" style:family="table-row">
      <style:table-row-properties style:row-height="6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>
          <table:table-cell/>
          <table:table-cell office:value-type="string" calcext:value-type="string" table:number-columns-spanned="1" table:number-rows-spanned="7">
            <text:p>group_masters</text:p>
          </table:table-cell>
          <table:table-cell table:style-name="ce2" office:value-type="string" calcext:value-type="string" table:number-columns-spanned="7" table:number-rows-spanned="7">
            <text:p>CREATE TABLE `micro_finance`.`group_masters` (</text:p>
            <text:p>  `id` INT NOT NULL AUTO_INCREMENT,</text:p>
            <text:p>  `name` VARCHAR(45) NOT NULL,</text:p>
            <text:p>  `login_id` VARCHAR(45) NOT NULL,</text:p>
            <text:p>  `email` VARCHAR(45) NOT NULL,</text:p>
            <text:p>  `password` VARCHAR(45) NOT NULL,</text:p>
            <text:p>  `audit_created_dttm` DATE NULL,</text:p>
            <text:p>  `audit_updated_dttm` DATE NULL,</text:p>
            <text:p>  PRIMARY KEY (`id`, `login_id`));</text:p>
            <text:p/>
          </table:table-cell>
          <table:covered-table-cell table:number-columns-repeated="6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4">
          <table:table-cell/>
          <table:covered-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15">
            <text:p>group_params</text:p>
          </table:table-cell>
          <table:table-cell table:style-name="ce3" office:value-type="string" calcext:value-type="string" table:number-columns-spanned="7" table:number-rows-spanned="15">
            <text:p>CREATE TABLE `micro_finance`.`group_params` (</text:p>
            <text:p>  `id` INT NOT NULL AUTO_INCREMENT,</text:p>
            <text:p>  `group_master_id` INT NOT NULL,</text:p>
            <text:p>  `group_start_date` DATE NOT NULL,</text:p>
            <text:p>  `meeting_frequency` INT NOT NULL,</text:p>
            <text:p>  `meeting_schedule` VARCHAR(45) NOT NULL,</text:p>
            <text:p>  `share_face_value` INT NOT NULL,</text:p>
            <text:p>  `loan_interest_rate` INT NOT NULL,</text:p>
            <text:p>  `loan_interest_base` INT NOT NULL,</text:p>
            <text:p>  `loan_disb_amt_max_lim_percent` INT NOT NULL,</text:p>
            <text:p>  `loan_gauranters_count` INT NOT NULL,</text:p>
            <text:p>  `audit_created_date` DATE NOT NULL,</text:p>
            <text:p>  `audit_updated_date` DATE NOT NULL,</text:p>
            <text:p>  PRIMARY KEY (`id`));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18">
            <text:p>group_member</text:p>
          </table:table-cell>
          <table:table-cell table:style-name="ce6" office:value-type="string" calcext:value-type="string" table:number-columns-spanned="7" table:number-rows-spanned="18">
            <text:p>ALTER TABLE `micro_finance`.`group_members` </text:p>
            <text:p>ADD COLUMN `name` VARCHAR(45) NOT NULL AFTER `group_master_id`,</text:p>
            <text:p>ADD COLUMN `mail` VARCHAR(45) NOT NULL AFTER `name`,</text:p>
            <text:p>ADD COLUMN `password` VARCHAR(45) NOT NULL AFTER `mail`,</text:p>
            <text:p>ADD COLUMN `mobile` INT NOT NULL AFTER `password`,</text:p>
            <text:p>ADD COLUMN `birth_date` DATE NOT NULL AFTER `mobile`,</text:p>
            <text:p>ADD COLUMN `kyc_doc_type` VARCHAR(45) NULL AFTER `birth_date`,</text:p>
            <text:p>ADD COLUMN `kyc_id` VARCHAR(45) NULL AFTER `kyc_doc_type`,</text:p>
            <text:p>ADD COLUMN `member_status` VARCHAR(45) NOT NULL DEFAULT 'active' AFTER `kyc_id`,</text:p>
            <text:p>ADD COLUMN `close_date` DATE NULL AFTER `member_status`,</text:p>
            <text:p>ADD COLUMN `share_balance` INT NOT NULL AFTER `close_date`,</text:p>
            <text:p>ADD COLUMN `calender_id` INT NULL AFTER `share_balance`,</text:p>
            <text:p>ADD COLUMN `audit_created_dttm` DATE NOT NULL AFTER `calender_id`,</text:p>
            <text:p>ADD COLUMN `audit_updated_dttm` DATE NOT NULL AFTER `audit_created_dttm`;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17">
            <text:p>`meeting_calende</text:p>
          </table:table-cell>
          <table:table-cell table:style-name="ce6" office:value-type="string" calcext:value-type="string" table:number-columns-spanned="7" table:number-rows-spanned="17">
            <text:p>CREATE TABLE `micro_finance`.`meeting_calender` (</text:p>
            <text:p>  `id` INT NOT NULL AUTO_INCREMENT,</text:p>
            <text:p>  `group_master_id` INT NOT NULL,</text:p>
            <text:p>  `cycle_no` INT NOT NULL,</text:p>
            <text:p>  `share_amount` INT NOT NULL,</text:p>
            <text:p>  `meeting_start_date` DATE NOT NULL,</text:p>
            <text:p>  `meeting_end_date` DATE NOT NULL,</text:p>
            <text:p>  `total_active_members` INT NOT NULL,</text:p>
            <text:p>  `status` VARCHAR(45) NOT NULL,</text:p>
            <text:p>  PRIMARY KEY (`id`),</text:p>
            <text:p>  CONSTRAINT `group_master_id`</text:p>
            <text:p>    FOREIGN KEY (`id`)</text:p>
            <text:p>    REFERENCES `micro_finance`.`group_masters` (`id`)</text:p>
            <text:p>    ON DELETE NO ACTION</text:p>
            <text:p>    ON UPDATE NO ACTION);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15">
            <text:p>ln_masters</text:p>
          </table:table-cell>
          <table:table-cell office:value-type="string" calcext:value-type="string" table:number-columns-spanned="7" table:number-rows-spanned="15">
            <text:p>CREATE TABLE `micro_finance`.`loan_masters` (</text:p>
            <text:p>  `id` INT NOT NULL AUTO_INCREMENT,</text:p>
            <text:p>  `group_master_id` INT NOT NULL,</text:p>
            <text:p>  `group_member_id` INT NOT NULL,</text:p>
            <text:p>  `amt_ln_disb` INT NOT NULL,</text:p>
            <text:p>  `amt_ln_balance` INT NOT NULL,</text:p>
            <text:p>  `amt_int_accr` INT NOT NULL,</text:p>
            <text:p>  `amt_int_paid` INT NOT NULL,</text:p>
            <text:p>  PRIMARY KEY (`id`));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13">
            <text:p>`ln_installments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style-name="ce6" office:value-type="string" calcext:value-type="string" table:number-columns-spanned="7" table:number-rows-spanned="12">
            <text:p>CREATE TABLE `micro_finance`.`ln_installments` (</text:p>
            <text:p>  `id` INT NOT NULL AUTO_INCREMENT,</text:p>
            <text:p>  `group_master_id` INT NOT NULL,</text:p>
            <text:p>  `group_member_id` INT NOT NULL,</text:p>
            <text:p>  `calender_id` INT NOT NULL,</text:p>
            <text:p>  `amt_int_paid` INT NOT NULL,</text:p>
            <text:p>  `amt_int_paid` INT NOT NULL,</text:p>
            <text:p>  `dat_installments` DATE NOT NULL,</text:p>
            <text:p>  PRIMARY KEY (`id`));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14">
            <text:p>group_event_log</text:p>
          </table:table-cell>
          <table:table-cell table:style-name="ce6" office:value-type="string" calcext:value-type="string" table:number-columns-spanned="7" table:number-rows-spanned="15">
            <text:p>CREATE TABLE `micro_finance`.`group_event_log` (</text:p>
            <text:p>  `id` INT NOT NULL AUTO_INCREMENT,</text:p>
            <text:p>  `group_master_id` INT NOT NULL,</text:p>
            <text:p>  `group_member_id` INT NOT NULL,</text:p>
            <text:p>  `txn_code` VARCHAR(45) NOT NULL,</text:p>
            <text:p>  `txn_amount` INT NOT NULL,</text:p>
            <text:p>  `txn_date` DATE NOT NULL,</text:p>
            <text:p>  `remark` VARCHAR(45) NOT NULL,</text:p>
            <text:p>  `calender_id` INT NOT NULL,</text:p>
            <text:p>  PRIMARY KEY (`id`));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 table:number-columns-repeated="2"/>
          <table:covered-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1" table:number-rows-spanned="14">
            <text:p>`group_balances`</text:p>
          </table:table-cell>
          <table:table-cell table:style-name="ce6" office:value-type="string" calcext:value-type="string" table:number-columns-spanned="7" table:number-rows-spanned="14">
            <text:p>CREATE TABLE `micro_finance`.`group_balances` (</text:p>
            <text:p>  `id` INT NOT NULL AUTO_INCREMENT,</text:p>
            <text:p>  `group_master_id` INT NOT NULL,</text:p>
            <text:p>  `amt_share_fac_bal` INT NOT NULL,</text:p>
            <text:p>  `amt_share_fac_bal_others` INT NOT NULL,</text:p>
            <text:p>  `audit_created_dttm` DATE NOT NULL,</text:p>
            <text:p>  `amt_misc_dr` INT NOT NULL,</text:p>
            <text:p>  `dat_last_meeting` DATE NOT NULL,</text:p>
            <text:p>  `dat_next_meeting` DATE NOT NULL,</text:p>
            <text:p>  `last_activity_status` VARCHAR(45) NOT NULL,</text:p>
            <text:p>  PRIMARY KEY (`id`));</text:p>
            <text:p/>
          </table:table-cell>
          <table:covered-table-cell table:number-columns-repeated="6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-00-0000</text:date>, <text:time style:data-style-name="N2" text:time-value="08:47:25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40:49.155000000</meta:creation-date>
    <meta:editing-duration>PT7H15M1S</meta:editing-duration>
    <meta:editing-cycles>2</meta:editing-cycles>
    <meta:generator>LibreOffice/6.1.3.2$Windows_X86_64 LibreOffice_project/86daf60bf00efa86ad547e59e09d6bb77c699acb</meta:generator>
    <dc:date>2019-07-08T23:50:19.996000000</dc:date>
    <meta:document-statistic meta:table-count="1" meta:cell-count="16" meta:object-count="0"/>
  </office:meta>
</office:document-meta>
</file>